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AE00000023BDAC354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true" fo:font-size="18pt" fo:text-shadow="none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37cm" svg:height="1.234cm" svg:x="7.726cm" svg:y="13.352cm">
          <draw:image xlink:href="Pictures/10000200000000AE00000023BDAC3544.gif" xlink:type="simple" xlink:show="embed" xlink:actuate="onLoad">
            <text:p/>
          </draw:image>
        </draw:frame>
        <draw:frame draw:style-name="gr2" draw:text-style-name="P2" draw:layer="layout" svg:width="2.407cm" svg:height="0.988cm" svg:x="9.593cm" svg:y="13.512cm">
          <draw:text-box>
            <text:p text:style-name="P2">確認済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9-08T18:41:26</dc:date>
    <dc:creator>Cobra </dc:creator>
    <meta:document-statistic meta:object-count="2"/>
    <meta:generator>OpenOffice.org/3.2$Linux OpenOffice.org_project/320m12$Build-9483</meta:generator>
  </office:meta>
</office:document-meta>
</file>